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fr" fo:country="FR" style:font-size-asian="14pt" style:font-size-complex="14pt"/>
    </style:style>
    <style:style style:name="P3" style:family="paragraph" style:parent-style-name="Standard">
      <style:text-properties fo:font-size="14pt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language="es" fo:country="ES" style:font-size-asian="14pt" style:font-size-complex="14pt"/>
    </style:style>
    <style:style style:name="P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/>
    <style:style style:name="P8" style:family="paragraph" style:parent-style-name="Standard">
      <style:text-properties fo:font-size="14pt" fo:language="fr" fo:country="FR" style:font-size-asian="14pt" style:font-size-complex="14pt"/>
    </style:style>
    <style:style style:name="P9" style:family="paragraph" style:parent-style-name="Standard" style:list-style-name="L1">
      <style:text-properties fo:font-size="14pt" fo:language="fr" fo:country="FR" style:font-size-asian="14pt" style:font-size-complex="14pt"/>
    </style:style>
    <style:style style:name="P10" style:family="paragraph" style:parent-style-name="Standard">
      <style:text-properties fo:font-size="14pt" fo:language="fr" fo:country="FR" fo:font-weight="bold" officeooo:rsid="001c8136" officeooo:paragraph-rsid="001c813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fo:font-weight="bold" officeooo:rsid="001c8136" officeooo:paragraph-rsid="001e5cc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fr" fo:country="FR" fo:font-weight="bold" officeooo:rsid="001c8136" officeooo:paragraph-rsid="001f881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fr" fo:country="FR" fo:font-weight="bold" officeooo:rsid="001c8136" officeooo:paragraph-rsid="00206ab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fr" fo:country="FR" fo:font-weight="bold" officeooo:rsid="001c8136" officeooo:paragraph-rsid="0020c94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fr" fo:country="FR" fo:font-weight="bold" officeooo:rsid="001c8136" officeooo:paragraph-rsid="00225c9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fr" fo:country="FR" fo:font-weight="bold" officeooo:rsid="001c8136" officeooo:paragraph-rsid="00238774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fr" fo:country="FR" fo:font-weight="bold" officeooo:rsid="001c8136" officeooo:paragraph-rsid="0026c678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es" fo:country="ES" style:font-size-asian="14pt" style:font-size-complex="14pt"/>
    </style:style>
    <style:style style:name="P19" style:family="paragraph" style:parent-style-name="Standard" style:list-style-name="L1">
      <style:text-properties fo:font-size="14pt" fo:language="es" fo:country="ES" style:font-size-asian="14pt" style:font-size-complex="14pt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font-size="14pt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text-position="super 64%" fo:font-size="14pt" fo:language="fr" fo:country="FR" style:font-size-asian="14pt" style:font-size-complex="14pt"/>
    </style:style>
    <style:style style:name="T5" style:family="text">
      <style:text-properties officeooo:rsid="001e5cc9"/>
    </style:style>
    <style:style style:name="T6" style:family="text">
      <style:text-properties officeooo:rsid="001f8810"/>
    </style:style>
    <style:style style:name="T7" style:family="text">
      <style:text-properties officeooo:rsid="00206ab0"/>
    </style:style>
    <style:style style:name="T8" style:family="text">
      <style:text-properties officeooo:rsid="0020c949"/>
    </style:style>
    <style:style style:name="T9" style:family="text">
      <style:text-properties officeooo:rsid="00225c9f"/>
    </style:style>
    <style:style style:name="T10" style:family="text">
      <style:text-properties officeooo:rsid="0026c678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naire Focus Group (t=1semaine)</text:p>
      <text:p text:style-name="P1"/>
      <text:p text:style-name="P2"/>
      <text:p text:style-name="P3">1)Laquelle de ces 3 expériences avez-vous préféré ?</text:p>
      <text:p text:style-name="P2"/>
      <text:list xml:id="list1841468020398322855" text:style-name="L1">
        <text:list-item>
          <text:p text:style-name="P7"><text:span text:style-name="Police_20_par_20_défaut"><text:span text:style-name="T1">La 2</text:span></text:span><text:span text:style-name="Police_20_par_20_défaut"><text:span text:style-name="T4">ème</text:span></text:span><text:span text:style-name="Police_20_par_20_défaut"><text:span text:style-name="T1"> lecture où j’ai pu choisir mes ambiances. </text:span></text:span></text:p>
        </text:list-item>
      </text:list>
      <text:p text:style-name="P2"/>
      <text:p text:style-name="P3">2) Que pourrait-on améliorer pour cette expérience ? (volume sonore, choix des</text:p>
      <text:p text:style-name="P3">ambiances, odeurs…)</text:p>
      <text:p text:style-name="P3"/>
      <text:list xml:id="list155510828622569" text:continue-numbering="true" text:style-name="L1">
        <text:list-item>
          <text:p text:style-name="P9">Le choix des ambiances sonores est à garder. Peut-être que si on arrivait à rendre els classifieurs suffisament précis pour changer l’ambiance de paragraphe en paragraphe ce serait mieux. Sinon il faut conserver un dynamisme dans les changements d’ambiances.</text:p>
        </text:list-item>
      </text:list>
      <text:p text:style-name="P2"/>
      <text:p text:style-name="P3">3) Vous sentiez-vous immergé dans la lecture ?</text:p>
      <text:p text:style-name="P3"/>
      <text:list xml:id="list155510620187186" text:continue-numbering="true" text:style-name="L1">
        <text:list-item>
          <text:p text:style-name="P9">Oui, trop dans la première mais ça m’a bien fait rentré dans l’histoire pour la suite.</text:p>
        </text:list-item>
      </text:list>
      <text:p text:style-name="P2"/>
      <text:p text:style-name="P3">4) Le choix des ambiances vous semblait-il cohérent avec la lecture ?</text:p>
      <text:p text:style-name="P3"/>
      <text:list xml:id="list155511513192282" text:continue-numbering="true" text:style-name="L1">
        <text:list-item>
          <text:p text:style-name="P9">Totalement. Juste un peu trop envahissante.</text:p>
        </text:list-item>
      </text:list>
      <text:p text:style-name="P2"/>
      <text:p text:style-name="P3">5) Qui faisaient les commentaires du match ? (texte 1)</text:p>
      <text:p text:style-name="P2"/>
      <text:list xml:id="list155510110619831" text:continue-numbering="true" text:style-name="L1">
        <text:list-item>
          <text:p text:style-name="P9">Les commentaires donnaient les actions du match et donnaient l’évolution des scores entre les 2 équipes.</text:p>
        </text:list-item>
      </text:list>
      <text:p text:style-name="P2"/>
      <text:p text:style-name="P10">TOTAL : 0 POINT</text:p>
      <text:p text:style-name="P2"/>
      <text:p text:style-name="P3">6) Qui sont les deux équipes qui s’affrontent ? (textes 1)</text:p>
      <text:p text:style-name="P3"/>
      <text:list xml:id="list155511521943881" text:continue-numbering="true" text:style-name="L1">
        <text:list-item>
          <text:p text:style-name="P9">Griffondor et Serpentar de mémoire.</text:p>
        </text:list-item>
      </text:list>
      <text:p text:style-name="P2"/>
      <text:p text:style-name="P11">TOTAL : <text:span text:style-name="T5">2</text:span> POINT<text:span text:style-name="T5">S</text:span></text:p>
      <text:p text:style-name="P2"/>
      <text:p text:style-name="P3">7) Qu’est ce qui a déclenché la perte de contrôle du balai d’Harry? (texte 1)</text:p>
      <text:p text:style-name="P3"/>
      <text:list xml:id="list155509971511952" text:continue-numbering="true" text:style-name="L1">
        <text:list-item>
          <text:p text:style-name="P9">Un sort lancé par un serpentard du public.</text:p>
        </text:list-item>
      </text:list>
      <text:p text:style-name="P2"/>
      <text:p text:style-name="P12">TOTAL : <text:span text:style-name="T6">1</text:span> POINT</text:p>
      <text:p text:style-name="P2"/>
      <text:p text:style-name="P3">8) Qu’est-il arrivé à Harry durant le match ? (texte 2)</text:p>
      <text:p text:style-name="P3"><text:soft-page-break/></text:p>
      <text:list xml:id="list155511190684843" text:continue-numbering="true" text:style-name="L1">
        <text:list-item>
          <text:p text:style-name="P9">Harry fait une mauvaise chute et est blessé, néanmoins il reprend le match.</text:p>
        </text:list-item>
      </text:list>
      <text:p text:style-name="P2"/>
      <text:p text:style-name="P13">TOTAL : <text:span text:style-name="T7">1</text:span> POINT</text:p>
      <text:p text:style-name="P2"/>
      <text:p text:style-name="P3">9) Quel personnage paraissait “vouloir te tuer” ?(texte 2)</text:p>
      <text:p text:style-name="P2"/>
      <text:list xml:id="list155510986314321" text:continue-numbering="true" text:style-name="L1">
        <text:list-item>
          <text:p text:style-name="P9">Grande question… Je dirais le Malfoy par connaissance mais je ne sais pas quoi répondre sinon.</text:p>
        </text:list-item>
      </text:list>
      <text:p text:style-name="P14"/>
      <text:p text:style-name="P14">TOTAL : 0.<text:span text:style-name="T8">5</text:span> POINT</text:p>
      <text:p text:style-name="P2"/>
      <text:p text:style-name="P3">10) Pouvez-vous détailler la façon dont le match s’est terminé ? (texte 2)</text:p>
      <text:p text:style-name="P3"/>
      <text:list xml:id="list155510308878074" text:continue-numbering="true" text:style-name="L1">
        <text:list-item>
          <text:p text:style-name="P9">Nope, je sais que tout le monde a l’attention sur Harry et que Griffondor avait beaucoup de difficultés au niveau des points.</text:p>
        </text:list-item>
      </text:list>
      <text:p text:style-name="P2"/>
      <text:p text:style-name="P15">TOTAL : 0 POINT</text:p>
      <text:p text:style-name="P2"/>
      <text:p text:style-name="P3">11) Quelle est la couleur de l’équipe Slytherin ? (texte 3)</text:p>
      <text:p text:style-name="P3"/>
      <text:list xml:id="list155510977992183" text:continue-numbering="true" text:style-name="L1">
        <text:list-item>
          <text:p text:style-name="P9">Vert émeraude</text:p>
        </text:list-item>
      </text:list>
      <text:p text:style-name="P2"/>
      <text:p text:style-name="P15">TOTAL : <text:span text:style-name="T9">1 </text:span>POINT</text:p>
      <text:p text:style-name="P2"/>
      <text:p text:style-name="P3">12) Qui marque les 10 premiers points ? (texte 3)</text:p>
      <text:p text:style-name="P3"/>
      <text:list xml:id="list155509884583387" text:continue-numbering="true" text:style-name="L1">
        <text:list-item>
          <text:p text:style-name="P19">Ron? </text:p>
        </text:list-item>
      </text:list>
      <text:p text:style-name="P4"/>
      <text:p text:style-name="P16">TOTAL : 0 POINT</text:p>
      <text:p text:style-name="P4"/>
      <text:p text:style-name="Standard"><text:span text:style-name="Police_20_par_20_défaut"><text:span text:style-name="T2">13) Qui gagne et comment ? </text:span></text:span><text:span text:style-name="Police_20_par_20_défaut"><text:span text:style-name="T3">(texte 3)</text:span></text:span></text:p>
      <text:p text:style-name="P5"/>
      <text:list xml:id="list155511561738198" text:continue-numbering="true" text:style-name="L1">
        <text:list-item>
          <text:p text:style-name="P9">Plus grande souvenir, j’imagine que c’est le personnage principal Harry qui fait gagner Griffondor en remplissant son objectif in extremis. </text:p>
        </text:list-item>
      </text:list>
      <text:p text:style-name="P2"/>
      <text:p text:style-name="P17">TOTAL : <text:span text:style-name="T10">1</text:span> 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hierry</meta:initial-creator>
    <meta:creation-date>2019-04-22T20:44:00Z</meta:creation-date>
    <dc:date>2019-04-24T15:55:09.649324821</dc:date>
    <meta:editing-cycles>10</meta:editing-cycles>
    <meta:editing-duration>PT11M46S</meta:editing-duration>
    <meta:document-statistic meta:table-count="0" meta:image-count="0" meta:object-count="0" meta:page-count="2" meta:paragraph-count="37" meta:word-count="366" meta:character-count="2042" meta:non-whitespace-character-count="1723"/>
    <meta:template xlink:type="simple" xlink:actuate="onRequest" xlink:title="" xlink:href="Normal.dotm"/>
  </office:meta>
</office:document-meta>
</file>